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79in" fo:margin-left="0in" table:align="left"/>
    </style:style>
    <style:style style:name="Table1.A" style:family="table-column">
      <style:table-column-properties style:column-width="1.9375in"/>
    </style:style>
    <style:style style:name="Table1.B" style:family="table-column">
      <style:table-column-properties style:column-width="4.7604in"/>
    </style:style>
    <style:style style:name="Table1.A1" style:family="table-cell">
      <style:table-cell-properties style:writing-mode="page"/>
    </style:style>
    <style:style style:name="P1" style:family="paragraph" style:parent-style-name="Standard">
      <style:text-properties officeooo:rsid="000cf7c3" officeooo:paragraph-rsid="000cf7c3"/>
    </style:style>
    <style:style style:name="P2" style:family="paragraph" style:parent-style-name="Standard">
      <style:text-properties officeooo:paragraph-rsid="0014e1d0"/>
    </style:style>
    <style:style style:name="P3"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officeooo:rsid="0010b0e0" officeooo:paragraph-rsid="0010b0e0"/>
    </style:style>
    <style:style style:name="P4"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officeooo:rsid="0016971e" officeooo:paragraph-rsid="0016971e"/>
    </style:style>
    <style:style style:name="P5" style:family="paragraph" style:parent-style-name="Text_20_body">
      <loext:graphic-properties draw:fill-gradient-name="gradient" draw:fill-hatch-name="hatch"/>
      <style:paragraph-properties fo:margin-top="0in" fo:margin-bottom="0in" style:contextual-spacing="true"/>
      <style:text-properties fo:font-weight="bold" officeooo:rsid="0010b0e0" officeooo:paragraph-rsid="0010b0e0" style:font-weight-asian="bold" style:font-weight-complex="bold"/>
    </style:style>
    <style:style style:name="P6" style:family="paragraph" style:parent-style-name="Table_20_Contents">
      <style:text-properties officeooo:rsid="0016971e" officeooo:paragraph-rsid="0016971e"/>
    </style:style>
    <style:style style:name="P7" style:family="paragraph" style:parent-style-name="Text_20_body">
      <loext:graphic-properties draw:fill-gradient-name="gradient" draw:fill-hatch-name="hatch"/>
      <style:paragraph-properties fo:margin-top="0in" fo:margin-bottom="0in" style:contextual-spacing="true"/>
      <style:text-properties style:text-underline-style="none" officeooo:rsid="0016971e" officeooo:paragraph-rsid="0016971e"/>
    </style:style>
    <style:style style:name="P8" style:family="paragraph" style:parent-style-name="Text_20_body">
      <loext:graphic-properties draw:fill-hatch-name="hatch"/>
      <style:paragraph-properties fo:margin-top="0in" fo:margin-bottom="0in" style:contextual-spacing="true"/>
      <style:text-properties officeooo:rsid="001990e0" officeooo:paragraph-rsid="001990e0"/>
    </style:style>
    <style:style style:name="P9" style:family="paragraph" style:parent-style-name="Heading_20_3">
      <style:text-properties officeooo:rsid="001990e0" officeooo:paragraph-rsid="001990e0"/>
    </style:style>
    <style:style style:name="P10" style:family="paragraph" style:parent-style-name="Heading_20_3">
      <loext:graphic-properties draw:fill-hatch-name="hatch"/>
      <style:paragraph-properties fo:margin-top="0in" fo:margin-bottom="0in" style:contextual-spacing="true"/>
      <style:text-properties officeooo:rsid="0010b0e0" officeooo:paragraph-rsid="0010b0e0"/>
    </style:style>
    <style:style style:name="P11" style:family="paragraph" style:parent-style-name="Standard" style:list-style-name="L2">
      <style:paragraph-properties fo:text-align="justify" style:justify-single-word="false"/>
      <style:text-properties officeooo:rsid="00142e91" officeooo:paragraph-rsid="001d598f"/>
    </style:style>
    <style:style style:name="P12" style:family="paragraph" style:parent-style-name="Standard" style:list-style-name="L2">
      <loext:graphic-properties draw:fill-hatch-name="hatch"/>
      <style:paragraph-properties fo:margin-top="0in" fo:margin-bottom="0in" style:contextual-spacing="true" fo:text-align="justify" style:justify-single-word="false"/>
      <style:text-properties officeooo:rsid="00142e91" officeooo:paragraph-rsid="001d598f"/>
    </style:style>
    <style:style style:name="P13" style:family="paragraph" style:parent-style-name="Standard">
      <style:paragraph-properties fo:text-align="justify" style:justify-single-word="false"/>
      <style:text-properties officeooo:rsid="00142e91" officeooo:paragraph-rsid="001d598f"/>
    </style:style>
    <style:style style:name="P14" style:family="paragraph" style:parent-style-name="Standard">
      <style:text-properties officeooo:rsid="001f4a0f" officeooo:paragraph-rsid="001f4a0f"/>
    </style:style>
    <style:style style:name="P15" style:family="paragraph" style:parent-style-name="Standard">
      <style:paragraph-properties fo:text-align="justify" style:justify-single-word="false"/>
      <style:text-properties officeooo:rsid="001f4a0f" officeooo:paragraph-rsid="001f4a0f"/>
    </style:style>
    <style:style style:name="P16" style:family="paragraph" style:parent-style-name="Standard">
      <style:paragraph-properties fo:text-align="justify" style:justify-single-word="false"/>
      <style:text-properties fo:font-style="italic" officeooo:rsid="001f4a0f" officeooo:paragraph-rsid="001f4a0f" style:font-style-asian="italic" style:font-style-complex="italic"/>
    </style:style>
    <style:style style:name="P17" style:family="paragraph" style:parent-style-name="Standard">
      <style:paragraph-properties fo:text-align="justify" style:justify-single-word="false"/>
      <style:text-properties fo:font-style="italic" style:text-underline-style="none" officeooo:rsid="00246780" officeooo:paragraph-rsid="00246780" style:font-style-asian="italic" style:font-style-complex="italic"/>
    </style:style>
    <style:style style:name="P18" style:family="paragraph" style:parent-style-name="Standard">
      <style:paragraph-properties fo:text-align="justify" style:justify-single-word="false"/>
      <style:text-properties fo:font-style="italic" style:text-underline-style="none" officeooo:rsid="002613eb" officeooo:paragraph-rsid="002613eb" style:font-style-asian="italic" style:font-style-complex="italic"/>
    </style:style>
    <style:style style:name="P19" style:family="paragraph" style:parent-style-name="Standard">
      <style:paragraph-properties fo:text-align="justify" style:justify-single-word="false"/>
      <style:text-properties fo:font-style="italic" style:text-underline-style="none" officeooo:rsid="002671b8" officeooo:paragraph-rsid="002671b8" style:font-style-asian="italic" style:font-style-complex="italic"/>
    </style:style>
    <style:style style:name="P20" style:family="paragraph" style:parent-style-name="Standard">
      <style:paragraph-properties fo:text-align="justify" style:justify-single-word="false"/>
      <style:text-properties fo:font-style="normal" style:text-underline-style="none" officeooo:rsid="00246780" officeooo:paragraph-rsid="00246780" style:font-style-asian="normal" style:font-style-complex="normal"/>
    </style:style>
    <style:style style:name="P21" style:family="paragraph" style:parent-style-name="Standard">
      <style:paragraph-properties fo:text-align="justify" style:justify-single-word="false"/>
      <style:text-properties fo:font-style="normal" style:text-underline-style="none" officeooo:rsid="002613eb" officeooo:paragraph-rsid="002613eb" style:font-style-asian="normal" style:font-style-complex="normal"/>
    </style:style>
    <style:style style:name="P22" style:family="paragraph" style:parent-style-name="Standard">
      <style:paragraph-properties fo:text-align="justify" style:justify-single-word="false"/>
      <style:text-properties fo:font-style="normal" style:text-underline-style="none" officeooo:rsid="002671b8" officeooo:paragraph-rsid="002671b8" style:font-style-asian="normal" style:font-style-complex="normal"/>
    </style:style>
    <style:style style:name="P23" style:family="paragraph" style:parent-style-name="Text_20_body" style:list-style-name="L1">
      <loext:graphic-properties draw:fill-hatch-name="hatch"/>
      <style:paragraph-properties fo:margin-top="0in" fo:margin-bottom="0in" style:contextual-spacing="true"/>
      <style:text-properties officeooo:rsid="001990e0" officeooo:paragraph-rsid="001990e0"/>
    </style:style>
    <style:style style:name="P24" style:family="paragraph" style:parent-style-name="Text_20_body">
      <loext:graphic-properties draw:fill-hatch-name="hatch"/>
      <style:paragraph-properties fo:margin-top="0in" fo:margin-bottom="0in" style:contextual-spacing="true"/>
      <style:text-properties officeooo:rsid="001990e0" officeooo:paragraph-rsid="001990e0"/>
    </style:style>
    <style:style style:name="T1" style:family="text">
      <style:text-properties officeooo:rsid="000cf7c3"/>
    </style:style>
    <style:style style:name="T2" style:family="text">
      <style:text-properties officeooo:rsid="001266aa"/>
    </style:style>
    <style:style style:name="T3" style:family="text">
      <style:text-properties officeooo:rsid="0014e1d0"/>
    </style:style>
    <style:style style:name="T4" style:family="text">
      <style:text-properties officeooo:rsid="0017d464"/>
    </style:style>
    <style:style style:name="T5" style:family="text">
      <style:text-properties officeooo:rsid="001a6e84"/>
    </style:style>
    <style:style style:name="T6" style:family="text">
      <style:text-properties officeooo:rsid="00171009"/>
    </style:style>
    <style:style style:name="T7" style:family="text">
      <style:text-properties fo:font-weight="bold" style:font-weight-asian="bold" style:font-weight-complex="bold"/>
    </style:style>
    <style:style style:name="T8" style:family="text">
      <style:text-properties officeooo:rsid="002422e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Tools/Ways to build a docker image</text:h>
      <text:p text:style-name="P8">There are many tools and ways to build a docker image. Few of them are as below:</text:p>
      <text:list xml:id="list449983956" text:style-name="L1">
        <text:list-item>
          <text:p text:style-name="P23">docker build</text:p>
        </text:list-item>
        <text:list-item>
          <text:p text:style-name="P23">buildpacks</text:p>
        </text:list-item>
        <text:list-item>
          <text:p text:style-name="P23">jib <text:span text:style-name="T5">(for java)</text:span></text:p>
        </text:list-item>
        <text:list-item>
          <text:p text:style-name="P23">kaniko</text:p>
        </text:list-item>
        <text:list-item>
          <text:p text:style-name="P23">buildah</text:p>
        </text:list-item>
        <text:list-item>
          <text:p text:style-name="P23">s2i</text:p>
        </text:list-item>
      </text:list>
      <text:p text:style-name="P8"/>
      <text:h text:style-name="Heading_20_3" text:outline-level="3">Persistent Storage Options in Docker</text:h>
      <text:p text:style-name="P13"><text:span text:style-name="T7">The last layer of the image is a writable layer. </text:span>Which means applications that need write access will work just fine. However, as soon as you stop the container, whatever you've written there is gone. </text:p>
      <text:p text:style-name="P13"/>
      <text:p text:style-name="P13">To handle persistent storage, there are three options in Docker:</text:p>
      <text:list xml:id="list839791530" text:style-name="L2">
        <text:list-item>
          <text:p text:style-name="P11"><text:span text:style-name="T6">B</text:span>ind <text:span text:style-name="T6">M</text:span>ounts</text:p>
        </text:list-item>
        <text:list-item>
          <text:p text:style-name="P11"><text:span text:style-name="T6">V</text:span>olumes</text:p>
        </text:list-item>
        <text:list-item>
          <text:p text:style-name="P12"><text:span text:style-name="T6">I</text:span>n-memory option called tmpfs, as in temporary file system</text:p>
        </text:list-item>
      </text:list>
      <text:h text:style-name="P10" text:outline-level="3"/>
      <text:h text:style-name="P10" text:outline-level="3"><text:span text:style-name="T2">Useful </text:span>Docker Commands</text:h>
      <text:p text:style-name="P4">High Level Commands</text:p>
      <text:p text:style-name="P4"/>
      <table:table table:name="Table1" table:style-name="Table1">
        <table:table-column table:style-name="Table1.A"/>
        <table:table-column table:style-name="Table1.B"/>
        <table:table-row table:style-name="TableLine2819887955952">
          <table:table-cell table:style-name="Table1.A1" office:value-type="string">
            <text:p text:style-name="P6">docker run</text:p>
          </table:table-cell>
          <table:table-cell table:style-name="Table1.A1" office:value-type="string">
            <text:p text:style-name="P6">Run a container from an image</text:p>
          </table:table-cell>
        </table:table-row>
        <table:table-row table:style-name="TableLine2819887956768">
          <table:table-cell table:style-name="Table1.A1" office:value-type="string">
            <text:p text:style-name="P6">docker pull</text:p>
          </table:table-cell>
          <table:table-cell table:style-name="Table1.A1" office:value-type="string">
            <text:p text:style-name="P6">Pull an image from a registry</text:p>
          </table:table-cell>
        </table:table-row>
        <table:table-row table:style-name="TableLine2819887950784">
          <table:table-cell table:style-name="Table1.A1" office:value-type="string">
            <text:p text:style-name="P6"><text:span text:style-name="T4">d</text:span>ocker push</text:p>
          </table:table-cell>
          <table:table-cell table:style-name="Table1.A1" office:value-type="string">
            <text:p text:style-name="P6">Push an image to a registry</text:p>
          </table:table-cell>
        </table:table-row>
        <table:table-row table:style-name="TableLine2819887952416">
          <table:table-cell table:style-name="Table1.A1" office:value-type="string">
            <text:p text:style-name="P6"><text:span text:style-name="T4">d</text:span>ocker build</text:p>
          </table:table-cell>
          <table:table-cell table:style-name="Table1.A1" office:value-type="string">
            <text:p text:style-name="P6">Build an image from a Dockerfile</text:p>
          </table:table-cell>
        </table:table-row>
        <table:table-row table:style-name="TableLine2819887971184">
          <table:table-cell table:style-name="Table1.A1" office:value-type="string">
            <text:p text:style-name="P6"><text:span text:style-name="T4">d</text:span>ocker ps</text:p>
          </table:table-cell>
          <table:table-cell table:style-name="Table1.A1" office:value-type="string">
            <text:p text:style-name="P6">List running containers</text:p>
          </table:table-cell>
        </table:table-row>
        <table:table-row table:style-name="TableLine2819887967920">
          <table:table-cell table:style-name="Table1.A1" office:value-type="string">
            <text:p text:style-name="P6"><text:span text:style-name="T4">d</text:span>ocker stop</text:p>
          </table:table-cell>
          <table:table-cell table:style-name="Table1.A1" office:value-type="string">
            <text:p text:style-name="P6">Stop a running container</text:p>
          </table:table-cell>
        </table:table-row>
        <table:table-row table:style-name="TableLine2819887971456">
          <table:table-cell table:style-name="Table1.A1" office:value-type="string">
            <text:p text:style-name="P6"><text:span text:style-name="T4">d</text:span>ocker start</text:p>
          </table:table-cell>
          <table:table-cell table:style-name="Table1.A1" office:value-type="string">
            <text:p text:style-name="P6">Start a stoped container</text:p>
          </table:table-cell>
        </table:table-row>
        <table:table-row table:style-name="TableLine2819887969552">
          <table:table-cell table:style-name="Table1.A1" office:value-type="string">
            <text:p text:style-name="P6"><text:span text:style-name="T4">d</text:span>ocker restart</text:p>
          </table:table-cell>
          <table:table-cell table:style-name="Table1.A1" office:value-type="string">
            <text:p text:style-name="P6">Restart a container</text:p>
          </table:table-cell>
        </table:table-row>
        <table:table-row table:style-name="TableLine2819887967104">
          <table:table-cell table:style-name="Table1.A1" office:value-type="string">
            <text:p text:style-name="P6"><text:span text:style-name="T4">d</text:span>ocker logs </text:p>
          </table:table-cell>
          <table:table-cell table:style-name="Table1.A1" office:value-type="string">
            <text:p text:style-name="P6">Shows the logs of a container</text:p>
          </table:table-cell>
        </table:table-row>
        <table:table-row table:style-name="TableLine2819887965744">
          <table:table-cell table:style-name="Table1.A1" office:value-type="string">
            <text:p text:style-name="P6"><text:span text:style-name="T4">d</text:span>ocker exec</text:p>
          </table:table-cell>
          <table:table-cell table:style-name="Table1.A1" office:value-type="string">
            <text:p text:style-name="P6">Execute a command inside a running container</text:p>
          </table:table-cell>
        </table:table-row>
        <table:table-row table:style-name="TableLine2819887973632">
          <table:table-cell table:style-name="Table1.A1" office:value-type="string">
            <text:p text:style-name="P6"><text:span text:style-name="T4">d</text:span>ocker images</text:p>
          </table:table-cell>
          <table:table-cell table:style-name="Table1.A1" office:value-type="string">
            <text:p text:style-name="P6">List available images</text:p>
          </table:table-cell>
        </table:table-row>
        <table:table-row table:style-name="TableLine2819887972816">
          <table:table-cell table:style-name="Table1.A1" office:value-type="string">
            <text:p text:style-name="P6"><text:span text:style-name="T4">d</text:span>ocker rm</text:p>
          </table:table-cell>
          <table:table-cell table:style-name="Table1.A1" office:value-type="string">
            <text:p text:style-name="P6">Remove a container</text:p>
          </table:table-cell>
        </table:table-row>
        <table:table-row table:style-name="TableLine2819887976080">
          <table:table-cell table:style-name="Table1.A1" office:value-type="string">
            <text:p text:style-name="P6"><text:span text:style-name="T4">d</text:span>ocker rmi</text:p>
          </table:table-cell>
          <table:table-cell table:style-name="Table1.A1" office:value-type="string">
            <text:p text:style-name="P6">Remove an image</text:p>
          </table:table-cell>
        </table:table-row>
        <table:table-row table:style-name="TableLine2819887960304">
          <table:table-cell table:style-name="Table1.A1" office:value-type="string">
            <text:p text:style-name="P6"><text:span text:style-name="T4">d</text:span>ocker inspect</text:p>
          </table:table-cell>
          <table:table-cell table:style-name="Table1.A1" office:value-type="string">
            <text:p text:style-name="P6">Show information about a container</text:p>
          </table:table-cell>
        </table:table-row>
        <table:table-row table:style-name="TableLine2819887967376">
          <table:table-cell table:style-name="Table1.A1" office:value-type="string">
            <text:p text:style-name="P6"><text:span text:style-name="T4">d</text:span>ocker network create</text:p>
          </table:table-cell>
          <table:table-cell table:style-name="Table1.A1" office:value-type="string">
            <text:p text:style-name="P6">Create a network for containers to communicate</text:p>
          </table:table-cell>
        </table:table-row>
        <table:table-row table:style-name="TableLine2819887961120">
          <table:table-cell table:style-name="Table1.A1" office:value-type="string">
            <text:p text:style-name="P6"><text:span text:style-name="T4">d</text:span>ocker network connect</text:p>
          </table:table-cell>
          <table:table-cell table:style-name="Table1.A1" office:value-type="string">
            <text:p text:style-name="P6">Connect a container to a network</text:p>
          </table:table-cell>
        </table:table-row>
        <table:table-row table:style-name="TableLine2819887968192">
          <table:table-cell table:style-name="Table1.A1" office:value-type="string">
            <text:p text:style-name="P6"><text:span text:style-name="T4">d</text:span>ocker network disconnect</text:p>
          </table:table-cell>
          <table:table-cell table:style-name="Table1.A1" office:value-type="string">
            <text:p text:style-name="P6">Disconnect a container from a network</text:p>
          </table:table-cell>
        </table:table-row>
        <table:table-row table:style-name="TableLine2819887964656">
          <table:table-cell table:style-name="Table1.A1" office:value-type="string">
            <text:p text:style-name="P6"><text:span text:style-name="T4">d</text:span>ocker port</text:p>
          </table:table-cell>
          <table:table-cell table:style-name="Table1.A1" office:value-type="string">
            <text:p text:style-name="P6">Show the mapped ports of a container</text:p>
          </table:table-cell>
        </table:table-row>
        <table:table-row table:style-name="TableLine2819887962752">
          <table:table-cell table:style-name="Table1.A1" office:value-type="string">
            <text:p text:style-name="P6"><text:span text:style-name="T4">d</text:span>ocker cp</text:p>
          </table:table-cell>
          <table:table-cell table:style-name="Table1.A1" office:value-type="string">
            <text:p text:style-name="P6">Copy files between a container and the host</text:p>
          </table:table-cell>
        </table:table-row>
        <table:table-row table:style-name="TableLine2819887976352">
          <table:table-cell table:style-name="Table1.A1" office:value-type="string">
            <text:p text:style-name="P6"><text:span text:style-name="T4">d</text:span>ocker commit</text:p>
          </table:table-cell>
          <table:table-cell table:style-name="Table1.A1" office:value-type="string">
            <text:p text:style-name="P6">Create a new image from a container’s changes</text:p>
          </table:table-cell>
        </table:table-row>
        <table:table-row table:style-name="TableLine2819887973904">
          <table:table-cell table:style-name="Table1.A1" office:value-type="string">
            <text:p text:style-name="P6"><text:span text:style-name="T4">d</text:span>ocker login</text:p>
          </table:table-cell>
          <table:table-cell table:style-name="Table1.A1" office:value-type="string">
            <text:p text:style-name="P6">Login in to a registry</text:p>
          </table:table-cell>
        </table:table-row>
        <table:table-row table:style-name="TableLine2819887973088">
          <table:table-cell table:style-name="Table1.A1" office:value-type="string">
            <text:p text:style-name="P6"><text:span text:style-name="T4">d</text:span>ocker logout</text:p>
          </table:table-cell>
          <table:table-cell table:style-name="Table1.A1" office:value-type="string">
            <text:p text:style-name="P6">Logout of a registry</text:p>
          </table:table-cell>
        </table:table-row>
        <table:table-row table:style-name="TableLine2819887971728">
          <table:table-cell table:style-name="Table1.A1" office:value-type="string">
            <text:p text:style-name="P6"><text:span text:style-name="T4">d</text:span>ocker tag</text:p>
          </table:table-cell>
          <table:table-cell table:style-name="Table1.A1" office:value-type="string">
            <text:p text:style-name="P6">Tag an image with a new name</text:p>
          </table:table-cell>
        </table:table-row>
        <table:table-row table:style-name="TableLine2819887975264">
          <table:table-cell table:style-name="Table1.A1" office:value-type="string">
            <text:p text:style-name="P6"><text:span text:style-name="T4">d</text:span>ocker export</text:p>
          </table:table-cell>
          <table:table-cell table:style-name="Table1.A1" office:value-type="string">
            <text:p text:style-name="P6">Export the contents of a container as a tar archive</text:p>
          </table:table-cell>
        </table:table-row>
        <table:table-row table:style-name="TableLine2819887965472">
          <table:table-cell table:style-name="Table1.A1" office:value-type="string">
            <text:p text:style-name="P6"><text:span text:style-name="T4">d</text:span>ocker import</text:p>
          </table:table-cell>
          <table:table-cell table:style-name="Table1.A1" office:value-type="string">
            <text:p text:style-name="P6">Create a new image from a tar archive</text:p>
          </table:table-cell>
        </table:table-row>
        <table:table-row table:style-name="TableLine2819887963024">
          <table:table-cell table:style-name="Table1.A1" office:value-type="string">
            <text:p text:style-name="P6"><text:span text:style-name="T4">d</text:span>ocker save</text:p>
          </table:table-cell>
          <table:table-cell table:style-name="Table1.A1" office:value-type="string">
            <text:p text:style-name="P6">Save an image as a tar archive</text:p>
          </table:table-cell>
        </table:table-row>
        <text:soft-page-break/>
        <table:table-row table:style-name="TableLine2819887972272">
          <table:table-cell table:style-name="Table1.A1" office:value-type="string">
            <text:p text:style-name="P6"><text:span text:style-name="T4">d</text:span>ocker load</text:p>
          </table:table-cell>
          <table:table-cell table:style-name="Table1.A1" office:value-type="string">
            <text:p text:style-name="P6">Load an image from a tar archive</text:p>
          </table:table-cell>
        </table:table-row>
        <table:table-row table:style-name="TableLine2819887963296">
          <table:table-cell table:style-name="Table1.A1" office:value-type="string">
            <text:p text:style-name="P6"><text:span text:style-name="T4">d</text:span>ocker top </text:p>
          </table:table-cell>
          <table:table-cell table:style-name="Table1.A1" office:value-type="string">
            <text:p text:style-name="P6">Show the processes running inside a container</text:p>
          </table:table-cell>
        </table:table-row>
        <table:table-row table:style-name="TableLine2819887966016">
          <table:table-cell table:style-name="Table1.A1" office:value-type="string">
            <text:p text:style-name="P6"><text:span text:style-name="T4">d</text:span>ocker stats</text:p>
          </table:table-cell>
          <table:table-cell table:style-name="Table1.A1" office:value-type="string">
            <text:p text:style-name="P6">Show resource usage statistics of containers</text:p>
          </table:table-cell>
        </table:table-row>
        <table:table-row table:style-name="TableLine2819887964112">
          <table:table-cell table:style-name="Table1.A1" office:value-type="string">
            <text:p text:style-name="P6"><text:span text:style-name="T4">d</text:span>ocker diff</text:p>
          </table:table-cell>
          <table:table-cell table:style-name="Table1.A1" office:value-type="string">
            <text:p text:style-name="P6">Show the changes made to a container’s filesystem</text:p>
          </table:table-cell>
        </table:table-row>
        <table:table-row table:style-name="TableLine2819887974176">
          <table:table-cell table:style-name="Table1.A1" office:value-type="string">
            <text:p text:style-name="P6"><text:span text:style-name="T4">d</text:span>ocker events</text:p>
          </table:table-cell>
          <table:table-cell table:style-name="Table1.A1" office:value-type="string">
            <text:p text:style-name="P6">Show the events generated by docker</text:p>
          </table:table-cell>
        </table:table-row>
        <table:table-row table:style-name="TableLine2819887973360">
          <table:table-cell table:style-name="Table1.A1" office:value-type="string">
            <text:p text:style-name="P6"><text:span text:style-name="T4">d</text:span>ocker history</text:p>
          </table:table-cell>
          <table:table-cell table:style-name="Table1.A1" office:value-type="string">
            <text:p text:style-name="P6">Show the history of an image</text:p>
          </table:table-cell>
        </table:table-row>
        <table:table-row table:style-name="TableLine2819887969008">
          <table:table-cell table:style-name="Table1.A1" office:value-type="string">
            <text:p text:style-name="P6"><text:span text:style-name="T4">d</text:span>ocker pause</text:p>
          </table:table-cell>
          <table:table-cell table:style-name="Table1.A1" office:value-type="string">
            <text:p text:style-name="P6">Pause a running container</text:p>
          </table:table-cell>
        </table:table-row>
        <table:table-row table:style-name="TableLine2819887972000">
          <table:table-cell table:style-name="Table1.A1" office:value-type="string">
            <text:p text:style-name="P6"><text:span text:style-name="T4">d</text:span>ocker unpause</text:p>
          </table:table-cell>
          <table:table-cell table:style-name="Table1.A1" office:value-type="string">
            <text:p text:style-name="P6">Unpause a paused container</text:p>
          </table:table-cell>
        </table:table-row>
        <table:table-row table:style-name="TableLine2819887961936">
          <table:table-cell table:style-name="Table1.A1" office:value-type="string">
            <text:p text:style-name="P6"><text:span text:style-name="T4">d</text:span>ocker kill</text:p>
          </table:table-cell>
          <table:table-cell table:style-name="Table1.A1" office:value-type="string">
            <text:p text:style-name="P6">Send a signal to a container to stop it abruptly</text:p>
          </table:table-cell>
        </table:table-row>
        <table:table-row table:style-name="TableLine2819887960576">
          <table:table-cell table:style-name="Table1.A1" office:value-type="string">
            <text:p text:style-name="P6"><text:span text:style-name="T4">d</text:span>ocker wait</text:p>
          </table:table-cell>
          <table:table-cell table:style-name="Table1.A1" office:value-type="string">
            <text:p text:style-name="P6">Wait for a container to exit and return its exit code</text:p>
          </table:table-cell>
        </table:table-row>
        <table:table-row table:style-name="TableLine2819887960848">
          <table:table-cell table:style-name="Table1.A1" office:value-type="string">
            <text:p text:style-name="P6"><text:span text:style-name="T4">d</text:span>ocker attach</text:p>
          </table:table-cell>
          <table:table-cell table:style-name="Table1.A1" office:value-type="string">
            <text:p text:style-name="P6">Attach to a running container’s console</text:p>
          </table:table-cell>
        </table:table-row>
        <table:table-row table:style-name="TableLine2819887964928">
          <table:table-cell table:style-name="Table1.A1" office:value-type="string">
            <text:p text:style-name="P6"><text:span text:style-name="T4">d</text:span>ocker buildx</text:p>
          </table:table-cell>
          <table:table-cell table:style-name="Table1.A1" office:value-type="string">
            <text:p text:style-name="P6">Build and push multi-platform images</text:p>
          </table:table-cell>
        </table:table-row>
        <table:table-row table:style-name="TableLine2819887960032">
          <table:table-cell table:style-name="Table1.A1" office:value-type="string">
            <text:p text:style-name="P6"><text:span text:style-name="T4">d</text:span>ocker compose</text:p>
          </table:table-cell>
          <table:table-cell table:style-name="Table1.A1" office:value-type="string">
            <text:p text:style-name="P6">Manage multi-container applications with Docker Compose</text:p>
          </table:table-cell>
        </table:table-row>
        <table:table-row table:style-name="TableLine2819887972544">
          <table:table-cell table:style-name="Table1.A1" office:value-type="string">
            <text:p text:style-name="P6"><text:span text:style-name="T4">d</text:span>ocker swarm</text:p>
          </table:table-cell>
          <table:table-cell table:style-name="Table1.A1" office:value-type="string">
            <text:p text:style-name="P6">Create and manage a cluster of docker nodes</text:p>
          </table:table-cell>
        </table:table-row>
        <table:table-row table:style-name="TableLine2819887965200">
          <table:table-cell table:style-name="Table1.A1" office:value-type="string">
            <text:p text:style-name="P6"><text:span text:style-name="T4">d</text:span>ocker volume create</text:p>
          </table:table-cell>
          <table:table-cell table:style-name="Table1.A1" office:value-type="string">
            <text:p text:style-name="P6">Create a named volume for persistent data storage</text:p>
          </table:table-cell>
        </table:table-row>
        <table:table-row table:style-name="TableLine2819887974448">
          <table:table-cell table:style-name="Table1.A1" office:value-type="string">
            <text:p text:style-name="P6"><text:span text:style-name="T4">d</text:span>ocker volume ls</text:p>
          </table:table-cell>
          <table:table-cell table:style-name="Table1.A1" office:value-type="string">
            <text:p text:style-name="P6">List available volumes</text:p>
          </table:table-cell>
        </table:table-row>
        <table:table-row table:style-name="TableLine2819887963568">
          <table:table-cell table:style-name="Table1.A1" office:value-type="string">
            <text:p text:style-name="P6"><text:span text:style-name="T4">d</text:span>ocker volume rm</text:p>
          </table:table-cell>
          <table:table-cell table:style-name="Table1.A1" office:value-type="string">
            <text:p text:style-name="P6">Remove a named volume</text:p>
          </table:table-cell>
        </table:table-row>
        <table:table-row table:style-name="TableLine2819887969280">
          <table:table-cell table:style-name="Table1.A1" office:value-type="string">
            <text:p text:style-name="P6"><text:span text:style-name="T4">d</text:span>ocker system prune</text:p>
          </table:table-cell>
          <table:table-cell table:style-name="Table1.A1" office:value-type="string">
            <text:p text:style-name="P6">Remove all unused objects from Docker</text:p>
          </table:table-cell>
        </table:table-row>
        <table:table-row table:style-name="TableLine2819887975536">
          <table:table-cell table:style-name="Table1.A1" office:value-type="string">
            <text:p text:style-name="P6"><text:span text:style-name="T4">d</text:span>ocker system df</text:p>
          </table:table-cell>
          <table:table-cell table:style-name="Table1.A1" office:value-type="string">
            <text:p text:style-name="P6">Show the usage of Docker objects</text:p>
          </table:table-cell>
        </table:table-row>
        <table:table-row table:style-name="TableLine2819887974720">
          <table:table-cell table:style-name="Table1.A1" office:value-type="string">
            <text:p text:style-name="P6"><text:span text:style-name="T4">d</text:span>ocker system events</text:p>
          </table:table-cell>
          <table:table-cell table:style-name="Table1.A1" office:value-type="string">
            <text:p text:style-name="P6">Show the events generated by Docker on the system</text:p>
          </table:table-cell>
        </table:table-row>
        <table:table-row table:style-name="TableLine2819887970368">
          <table:table-cell table:style-name="Table1.A1" office:value-type="string">
            <text:p text:style-name="P6"><text:span text:style-name="T4">d</text:span>ocker system info</text:p>
          </table:table-cell>
          <table:table-cell table:style-name="Table1.A1" office:value-type="string">
            <text:p text:style-name="P6">Show the system wide information about docker</text:p>
          </table:table-cell>
        </table:table-row>
        <table:table-row table:style-name="TableLine2819887970096">
          <table:table-cell table:style-name="Table1.A1" office:value-type="string">
            <text:p text:style-name="P6"><text:span text:style-name="T4">d</text:span>ocker system inspect</text:p>
          </table:table-cell>
          <table:table-cell table:style-name="Table1.A1" office:value-type="string">
            <text:p text:style-name="P6">Show detailed information about Docker Objects</text:p>
          </table:table-cell>
        </table:table-row>
        <table:table-row table:style-name="TableLine2819887974992">
          <table:table-cell table:style-name="Table1.A1" office:value-type="string">
            <text:p text:style-name="P6"><text:span text:style-name="T4">d</text:span>ocker system logs</text:p>
          </table:table-cell>
          <table:table-cell table:style-name="Table1.A1" office:value-type="string">
            <text:p text:style-name="P6">Show the system logs of docker</text:p>
          </table:table-cell>
        </table:table-row>
        <table:table-row table:style-name="TableLine2819887959216">
          <table:table-cell table:style-name="Table1.A1" office:value-type="string">
            <text:p text:style-name="P6"><text:span text:style-name="T4">d</text:span>ocker system version</text:p>
          </table:table-cell>
          <table:table-cell table:style-name="Table1.A1" office:value-type="string">
            <text:p text:style-name="P6">Show the version of docker installed on the system</text:p>
          </table:table-cell>
        </table:table-row>
      </table:table>
      <text:p text:style-name="P7"/>
      <text:p text:style-name="P3">Open Interactive shell on the running container</text:p>
      <text:p text:style-name="P5">$ docker exec -it &lt;container_id&gt; bash</text:p>
      <text:p text:style-name="Standard">You can run docker exec -it &lt;container&gt; bash from multiple terminals to launch several sessions connected to the same container. <text:span text:style-name="T3">Example:</text:span></text:p>
      <text:p text:style-name="P2">docker exec -it a90bebbbee3dd07d94e6e955c88845df4e172ca492378ca29ac79d2d39f8c13c bash</text:p>
      <text:p text:style-name="Standard"/>
      <text:h text:style-name="Heading_20_3" text:outline-level="3">Executing Terraform in a Docker container</text:h>
      <text:p text:style-name="Standard"/>
      <text:p text:style-name="Standard">Reference: <text:a xlink:type="simple" xlink:href="https://subscription.packtpub.com/book/cloud-and-networking/9781800207554/1/ch01lvl1sec06/executing-terraform-in-a-docker-container" text:style-name="Internet_20_link" text:visited-style-name="Visited_20_Internet_20_Link">https://subscription.packtpub.com/book/cloud-and-networking/9781800207554/1/ch01lvl1sec06/executing-terraform-in-a-docker-container</text:a></text:p>
      <text:p text:style-name="Standard"/>
      <text:p text:style-name="Standard">There is no need to install Terraform locally.</text:p>
      <text:p text:style-name="Standard">We can have a Terraform runtime environment independent of the local operating system.</text:p>
      <text:p text:style-name="Standard">We can test our Terraform configuration with different versions of Terraform.</text:p>
      <text:p text:style-name="Standard"/>
      <text:p text:style-name="Standard">Perform the following steps:</text:p>
      <text:p text:style-name="Standard"/>
      <text:p text:style-name="P1">Step 1: <text:s/>Create the Dockerfile </text:p>
      <text:p text:style-name="Standard">At the root of the folder that contains the Terraform configuration, we need to create a Dockerfile that contains the following code:</text:p>
      <text:p text:style-name="Standard">FROM golang:latest</text:p>
      <text:p text:style-name="Standard">ENV TERRAFORM_VERSION=0.13.0</text:p>
      <text:p text:style-name="Standard">RUN apt-get update &amp;&amp; apt-get install unzip \</text:p>
      <text:p text:style-name="Standard"><text:s text:c="4"/>&amp;&amp; curl -Os https://releases.hashicorp.com/terraform/${TERRAFORM_VERSION}/terraform_${TERRAFORM_VERSION}_linux_amd64.zip \</text:p>
      <text:p text:style-name="Standard"><text:soft-page-break/><text:s text:c="4"/>&amp;&amp; curl -Os https://releases.hashicorp.com/terraform/${TERRAFORM_VERSION}/terraform_${TERRAFORM_VERSION}_SHA256SUMS \</text:p>
      <text:p text:style-name="Standard"><text:s text:c="4"/>&amp;&amp; curl https://keybase.io/hashicorp/pgp_keys.asc | gpg --import \ <text:s text:c="3"/>&amp;&amp; curl -Os https://releases.hashicorp.com/terraform/${TERRAFORM_VERSION}/terraform_${TERRAFORM_VERSION}_SHA256SUMS.sig \</text:p>
      <text:p text:style-name="Standard"><text:s text:c="4"/>&amp;&amp; gpg --verify terraform_${TERRAFORM_VERSION}_SHA256SUMS.sig terraform_${TERRAFORM_VERSION}_SHA256SUMS \</text:p>
      <text:p text:style-name="Standard"><text:s text:c="4"/>&amp;&amp; shasum -a 256 c terraform_${TERRAFORM_VERSION}_SHA256SUMS 2&gt;&amp;1 | grep "${TERRAFORM_VERSION}_linux_amd64.zip:\sOK" \</text:p>
      <text:p text:style-name="Standard"><text:s text:c="4"/>&amp;&amp; unzip -o terraform_${TERRAFORM_VERSION}_linux_amd64.zip -d /usr/bin</text:p>
      <text:p text:style-name="Standard">RUN mkdir /tfcode</text:p>
      <text:p text:style-name="Standard">COPY . /tfcode</text:p>
      <text:p text:style-name="Standard">WORKDIR /tfcode</text:p>
      <text:p text:style-name="Standard"/>
      <text:p text:style-name="Standard">This source code is also available at <text:a xlink:type="simple" xlink:href="https://github.com/PacktPublishing/Terraform-Cookbook/blob/master/CHAP01/terraform-docker/Dockerfile" text:style-name="Internet_20_link" text:visited-style-name="Visited_20_Internet_20_Link">https://github.com/PacktPublishing/Terraform-Cookbook/blob/master/CHAP01/terraform-docker/Dockerfile</text:a></text:p>
      <text:p text:style-name="Standard"/>
      <text:p text:style-name="P1">Step 2:</text:p>
      <text:p text:style-name="Standard"><text:span text:style-name="T1">C</text:span>reate a new Docker image by executing the docker build command in a terminal:</text:p>
      <text:p text:style-name="Standard">docker build -t terraform-code:v1.0 .</text:p>
      <text:p text:style-name="Standard"/>
      <text:p text:style-name="P1">Step 3:</text:p>
      <text:p text:style-name="Standard">Then, we need to instantiate a new container of this image. To do this, we will execute the docker run command:</text:p>
      <text:p text:style-name="Standard">docker run -it -d --name tfapp terraform-code:v1.0 /bin/bash</text:p>
      <text:p text:style-name="Standard"/>
      <text:p text:style-name="P1">Step 4:</text:p>
      <text:p text:style-name="Standard">Now, we can execute the Terraform commands in our container by using the following commands:</text:p>
      <text:p text:style-name="Standard">docker exec tfapp terraform init</text:p>
      <text:p text:style-name="Standard">docker exec tfapp terraform plan</text:p>
      <text:p text:style-name="Standard">docker exec tfapp terraform apply --auto-approve</text:p>
      <text:p text:style-name="Standard"/>
      <text:p text:style-name="Standard"/>
      <text:p text:style-name="Standard">How it works…</text:p>
      <text:p text:style-name="Standard">In step 1, we write the composition of the Docker image in the Dockerfile. We do this as follows:</text:p>
      <text:p text:style-name="Standard"/>
      <text:p text:style-name="Standard">We use a Golang base image.</text:p>
      <text:p text:style-name="Standard">We initialize the TERRAFORM_VERSION variable with the version of Terraform to be installed.</text:p>
      <text:p text:style-name="Standard">We write the same Terraform installation script we wrote in the Installing Terraform on Linux recipe.</text:p>
      <text:p text:style-name="Standard">We copy the Terraform configuration from our local file into a new folder located in the image.</text:p>
      <text:p text:style-name="Standard">We specify that our workspace will be our new folder.</text:p>
      <text:p text:style-name="Standard">Then, in steps 2 and 3, we create a Docker terraform-code image with a v1.0 tag. This tag is used to version our Terraform configuration. Then, we create a tfapp instance of this image, which runs with the bash tool.</text:p>
      <text:p text:style-name="Standard"/>
      <text:p text:style-name="Standard">Finally, in step 4, in the tfapp instance, we execute the Terraform commands in our container workspace.</text:p>
      <text:p text:style-name="Standard"/>
      <text:p text:style-name="Standard">There's more…</text:p>
      <text:p text:style-name="Standard"><text:soft-page-break/>In this recipe, we studied how to write, build, and use a Docker image that contains the Terraform binary. With this, it is possible to complete this image with other tools such as Terragrunt, which are also used to develop the Terraform configuration file.</text:p>
      <text:p text:style-name="Standard"/>
      <text:h text:style-name="Heading_20_1" text:outline-level="1">Docker Compose</text:h>
      <text:p text:style-name="P14"/>
      <text:p text:style-name="P15">Docker Compose helps to easily handle multiple containers at once. Docker Compose works by applying many rules declared within a single docker-compose.yml configuration file.</text:p>
      <text:p text:style-name="P15"/>
      <text:p text:style-name="P15"><text:span text:style-name="T8">W</text:span>e need to specify the version of the Compose file format, at least one service, and optionally volumes and networks:</text:p>
      <text:p text:style-name="P15"/>
      <text:p text:style-name="P16">version: "3.7"</text:p>
      <text:p text:style-name="P16">services:</text:p>
      <text:p text:style-name="P16"><text:s text:c="2"/>...</text:p>
      <text:p text:style-name="P16">volumes:</text:p>
      <text:p text:style-name="P16"><text:s text:c="2"/>...</text:p>
      <text:p text:style-name="P16">networks:</text:p>
      <text:p text:style-name="P16"><text:s text:c="2"/>...</text:p>
      <text:p text:style-name="P16"/>
      <text:h text:style-name="Heading_20_2" text:outline-level="2">Services</text:h>
      <text:p text:style-name="P20">Services refer to the containers' configuration.</text:p>
      <text:p text:style-name="P20"/>
      <text:p text:style-name="P20">We'd likely split these components into three images, and define them as three different services in the configuration.</text:p>
      <text:p text:style-name="P17">services:</text:p>
      <text:p text:style-name="P17"><text:s text:c="2"/>frontend:</text:p>
      <text:p text:style-name="P17"><text:s text:c="4"/>image: my-vue-app</text:p>
      <text:p text:style-name="P17"><text:s text:c="4"/>...</text:p>
      <text:p text:style-name="P17"><text:s text:c="2"/>backend:</text:p>
      <text:p text:style-name="P17"><text:s text:c="4"/>image: my-springboot-app</text:p>
      <text:p text:style-name="P17"><text:s text:c="4"/>...</text:p>
      <text:p text:style-name="P17"><text:s text:c="2"/>db:</text:p>
      <text:p text:style-name="P17"><text:s text:c="4"/>image: postgres</text:p>
      <text:p text:style-name="P17"><text:s text:c="4"/>...</text:p>
      <text:p text:style-name="P17"/>
      <text:h text:style-name="Heading_20_3" text:outline-level="3">Pulling an Image</text:h>
      <text:p text:style-name="P21">Sometimes, the image we need for our service has already been published (by us or by others) in Docker Hub, or another Docker Registry.</text:p>
      <text:p text:style-name="P21">If that's the case, then we refer to it with the image attribute by specifying the image name and tag:</text:p>
      <text:p text:style-name="P18">services: </text:p>
      <text:p text:style-name="P18"><text:s text:c="2"/>my-service:</text:p>
      <text:p text:style-name="P18"><text:s text:c="4"/>image: ubuntu:latest</text:p>
      <text:p text:style-name="P18"><text:s text:c="4"/>...</text:p>
      <text:p text:style-name="P18"/>
      <text:h text:style-name="Heading_20_3" text:outline-level="3">Building an Image</text:h>
      <text:p text:style-name="P22">We'll use the build keyword, passing the path to the Dockerfile as the value.</text:p>
      <text:p text:style-name="P19"><text:soft-page-break/>services: </text:p>
      <text:p text:style-name="P19"><text:s text:c="2"/>my-custom-app:</text:p>
      <text:p text:style-name="P19"><text:s text:c="4"/>build: /path/to/dockerfile/</text:p>
      <text:p text:style-name="P19"><text:s text:c="4"/>...</text:p>
      <text:p text:style-name="P19"/>
      <text:p text:style-name="P19"/>
      <text:p text:style-name="P22">We can also use a URL instead of a path:</text:p>
      <text:p text:style-name="P19">services: </text:p>
      <text:p text:style-name="P19"><text:s text:c="2"/>my-custom-app:</text:p>
      <text:p text:style-name="P19"><text:s text:c="4"/>build: https://github.com/my-company/my-project.git</text:p>
      <text:p text:style-name="P19"><text:s text:c="4"/>...</text:p>
      <text:p text:style-name="P19"/>
      <text:p text:style-name="P22">Additionally, we can specify an image name in conjunction with the build attribute, which will name the image once created, making it available for use by other services:</text:p>
      <text:p text:style-name="P19">services: </text:p>
      <text:p text:style-name="P19"><text:s text:c="2"/>my-custom-app:</text:p>
      <text:p text:style-name="P19"><text:s text:c="4"/>build: https://github.com/my-company/my-project.git</text:p>
      <text:p text:style-name="P19"><text:s text:c="4"/>image: my-project-image</text:p>
      <text:p text:style-name="P19"><text:s text:c="4"/>...</text:p>
      <text:p text:style-name="P19"/>
      <text:p text:style-name="P22"><text:a xlink:type="simple" xlink:href="https://www.baeldung.com/ops/docker-compose" text:style-name="Internet_20_link" text:visited-style-name="Visited_20_Internet_20_Link">https://www.baeldung.com/ops/docker-compose</text:a></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3T15:50:23.230000000</meta:creation-date>
    <dc:date>2023-08-19T00:25:14.537000000</dc:date>
    <meta:editing-duration>PT21H13M33S</meta:editing-duration>
    <meta:editing-cycles>24</meta:editing-cycles>
    <meta:generator>LibreOffice/7.2.7.2$Windows_X86_64 LibreOffice_project/8d71d29d553c0f7dcbfa38fbfda25ee34cce99a2</meta:generator>
    <meta:document-statistic meta:table-count="1" meta:image-count="0" meta:object-count="0" meta:page-count="5" meta:paragraph-count="211" meta:word-count="1204" meta:character-count="8086" meta:non-whitespace-character-count="6990"/>
  </office:meta>
</office:document-meta>
</file>